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EDEDF957161890F.png" manifest:media-type="image/png"/>
  <manifest:file-entry manifest:full-path="Pictures/100000000000055600000300AE522B8AD00B8F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0.681cm" svg:x="1.001cm" svg:y="0.219cm">
          <draw:image xlink:href="Pictures/100000000000055600000300AEDEDF957161890F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10.681cm" svg:x="1cm" svg:y="12.919cm">
          <draw:image xlink:href="Pictures/100000000000055600000300AE522B8AD00B8F6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Silvia Rocha</meta:initial-creator>
    <meta:creation-date>2022-09-26T19:05:14.061000000</meta:creation-date>
    <dc:date>2022-09-26T19:06:17.253000000</dc:date>
    <dc:creator>Silvia Rocha</dc:creator>
    <meta:editing-duration>PT1M5S</meta:editing-duration>
    <meta:editing-cycles>2</meta:editing-cycles>
    <meta:generator>LibreOffice/6.3.3.2$Windows_X86_64 LibreOffice_project/a64200df03143b798afd1ec74a12ab50359878ed</meta:generator>
    <meta:document-statistic meta:object-count="2"/>
  </office:meta>
</office:document-meta>
</file>